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-complex="Calibri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/>
    </style:style>
    <style:style style:name="TableRow48" style:family="table-row">
      <style:table-row-properties/>
    </style:style>
    <style:style style:name="TableCell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-complex="Calibri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/>
    </style:style>
    <style:style style:name="TableRow55" style:family="table-row">
      <style:table-row-properties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alibri"/>
    </style:style>
    <style:style style:name="TableCell6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Kategorie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Kategorie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DeleteInfo</text:p>
          </table:table-cell>
          <table:table-cell table:style-name="TableCell36">
            <text:p text:style-name="P37">Kliknij na kategorie, aby ją usunąć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<text:span text:style-name="T43">ButtonDelete</text:span></text:p>
          </table:table-cell>
          <table:table-cell table:style-name="TableCell44">
            <text:p text:style-name="P45">Usuń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Name</text:p>
          </table:table-cell>
          <table:table-cell table:style-name="TableCell51">
            <text:p text:style-name="P52">Kategoria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ButtonCreate</text:p>
          </table:table-cell>
          <table:table-cell table:style-name="TableCell58">
            <text:p text:style-name="P59">Utwórz<text:s/>kategorie</text:p>
          </table:table-cell>
          <table:table-cell table:style-name="TableCell60">
            <text:p text:style-name="P6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7:00Z</meta:creation-date>
    <dc:date>2017-10-12T12:11:00Z</dc:date>
    <meta:template xlink:href="Normal.dotm" xlink:type="simple"/>
    <meta:editing-cycles>19</meta:editing-cycles>
    <meta:editing-duration>PT1620S</meta:editing-duration>
    <meta:document-statistic meta:page-count="1" meta:paragraph-count="1" meta:word-count="28" meta:character-count="197" meta:row-count="1" meta:non-whitespace-character-count="170"/>
  </office:meta>
</office:document-meta>
</file>